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64cm" fo:margin-left="0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A1" style:family="table-cell">
      <style:table-cell-properties style:vertical-align="top" fo:padding-left="0.191cm" fo:padding-right="0.191cm" fo:padding-top="0cm" fo:padding-bottom="0cm" fo:border="1pt solid #000000"/>
    </style:style>
    <style:style style:name="Table2" style:family="table">
      <style:table-properties style:width="15.293cm" fo:margin-left="0cm" table:align="left" style:writing-mode="lr-tb"/>
    </style:style>
    <style:style style:name="Table2.A" style:family="table-column">
      <style:table-column-properties style:column-width="4.763cm"/>
    </style:style>
    <style:style style:name="Table2.B" style:family="table-column">
      <style:table-column-properties style:column-width="10.53cm"/>
    </style:style>
    <style:style style:name="Table2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7.488cm"/>
    </style:style>
    <style:style style:name="Table3.B" style:family="table-column">
      <style:table-column-properties style:column-width="9.022cm"/>
    </style:style>
    <style:style style:name="Table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A7" style:family="table-cell">
      <style:table-cell-properties style:vertical-align="top" fo:padding="0.176cm" fo:border="1pt solid #000000"/>
    </style:style>
    <style:style style:name="Table3.B7" style:family="table-cell">
      <style:table-cell-properties style:vertical-align="top" fo:padding="0.176cm" fo:border="1pt solid #000000"/>
    </style:style>
    <style:style style:name="Table3.A8" style:family="table-cell">
      <style:table-cell-properties style:vertical-align="top" fo:padding="0.176cm" fo:border="1pt solid #000000"/>
    </style:style>
    <style:style style:name="Table3.B8" style:family="table-cell">
      <style:table-cell-properties style:vertical-align="top" fo:padding="0.176cm" fo:border="1pt solid #000000"/>
    </style:style>
    <style:style style:name="Tabela1" style:family="table">
      <style:table-properties style:width="8.202cm" table:align="left" fo:background-color="transparent" style:writing-mode="lr-tb">
        <style:background-image/>
      </style:table-properties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5.292cm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ffff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4" style:family="table-row">
      <style:table-row-properties style:min-row-height="0.27cm"/>
    </style:style>
    <style:style style:name="P1" style:family="paragraph" style:parent-style-name="Standard">
      <style:paragraph-properties fo:margin-top="0cm" fo:margin-bottom="1.27cm" loext:contextual-spacing="false"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officeooo:paragraph-rsid="00206137"/>
    </style:style>
    <style:style style:name="P5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fo:font-weight="bold" officeooo:rsid="001e7657" officeooo:paragraph-rsid="001e76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00%" fo:break-before="auto" fo:break-after="auto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break-before="auto" fo:break-after="auto" style:writing-mode="lr-tb"/>
      <style:text-properties fo:font-size="10pt" fo:font-style="italic" fo:font-weight="bold" officeooo:paragraph-rsid="00247fdb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00%" fo:text-indent="0cm" style:auto-text-indent="false" style:writing-mode="lr-tb"/>
      <style:text-properties officeooo:paragraph-rsid="00247fdb"/>
    </style:style>
    <style:style style:name="P23" style:family="paragraph" style:parent-style-name="Standard">
      <style:paragraph-properties fo:margin-left="0cm" fo:margin-right="0cm" fo:line-height="100%" fo:text-indent="0cm" style:auto-text-indent="false" style:writing-mode="lr-tb"/>
      <style:text-properties fo:font-size="10pt" fo:font-style="normal" fo:font-weight="normal" officeooo:rsid="00247fdb" officeooo:paragraph-rsid="00247fd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fo:font-weight="bold" officeooo:paragraph-rsid="00247fdb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margin-left="-0.023cm" fo:margin-right="0cm" fo:line-height="100%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line-height="100%" fo:text-indent="1.27cm" style:auto-text-indent="false" style:writing-mode="lr-tb"/>
    </style:style>
    <style:style style:name="P28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29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30" style:family="paragraph" style:parent-style-name="Standard">
      <style:paragraph-properties fo:margin-left="1.27cm" fo:margin-right="0cm" fo:margin-top="0cm" fo:margin-bottom="0.212cm" loext:contextual-spacing="false" fo:line-height="100%" fo:text-indent="1.27cm" style:auto-text-indent="false" fo:break-before="auto" fo:break-after="auto" style:writing-mode="lr-tb"/>
    </style:style>
    <style:style style:name="P31" style:family="paragraph" style:parent-style-name="Standard">
      <style:paragraph-properties fo:margin-left="1.27cm" fo:margin-right="0cm" fo:line-height="100%" fo:text-indent="1.27cm" style:auto-text-indent="false" style:writing-mode="lr-tb"/>
      <style:text-properties officeooo:paragraph-rsid="001eeabe"/>
    </style:style>
    <style:style style:name="P32" style:family="paragraph" style:parent-style-name="Standard">
      <style:paragraph-properties fo:margin-left="1.27cm" fo:margin-right="0cm" fo:line-height="100%" fo:text-indent="1.27cm" style:auto-text-indent="false" style:writing-mode="lr-tb"/>
      <style:text-properties fo:color="#000000" style:font-name="Times New Roman1" fo:font-size="10pt" officeooo:paragraph-rsid="001eeabe" style:font-size-asian="10pt" style:font-size-complex="10pt"/>
    </style:style>
    <style:style style:name="P33" style:family="paragraph" style:parent-style-name="Standard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0.762cm"/>
        </style:tab-stops>
      </style:paragraph-properties>
      <style:text-properties fo:font-size="10pt" fo:font-weight="normal" officeooo:paragraph-rsid="001e7657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.762cm" fo:margin-right="1.27cm" fo:margin-top="0cm" fo:margin-bottom="0cm" loext:contextual-spacing="false" fo:text-indent="0cm" style:auto-text-indent="false">
        <style:tab-stops>
          <style:tab-stop style:position="1.746cm"/>
        </style:tab-stops>
      </style:paragraph-properties>
      <style:text-properties fo:font-size="10pt" fo:font-weight="normal" officeooo:paragraph-rsid="001e765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1.746cm" fo:margin-right="0cm" fo:margin-top="0cm" fo:margin-bottom="0cm" loext:contextual-spacing="false" fo:text-indent="0cm" style:auto-text-indent="false">
        <style:tab-stops>
          <style:tab-stop style:position="2.875cm"/>
        </style:tab-stops>
      </style:paragraph-properties>
      <style:text-properties fo:font-size="10pt" fo:font-weight="normal" officeooo:paragraph-rsid="001e7657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cm" fo:margin-bottom="0.212cm" loext:contextual-spacing="false" fo:line-height="100%" fo:break-before="auto" fo:break-after="auto" style:writing-mode="lr-tb"/>
      <style:text-properties fo:font-style="italic" style:font-style-asian="italic" style:font-style-complex="italic"/>
    </style:style>
    <style:style style:name="P37" style:family="paragraph" style:parent-style-name="Standard">
      <style:paragraph-properties fo:line-height="100%" style:writing-mode="lr-tb"/>
    </style:style>
    <style:style style:name="P38" style:family="paragraph" style:parent-style-name="Standard">
      <style:paragraph-properties fo:line-height="100%" style:writing-mode="lr-tb"/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officeooo:rsid="00247fdb" officeooo:paragraph-rsid="00247fdb"/>
    </style:style>
    <style:style style:name="P40" style:family="paragraph" style:parent-style-name="Table_20_Contents">
      <style:text-properties officeooo:rsid="0024a7f7" officeooo:paragraph-rsid="0024a7f7"/>
    </style:style>
    <style:style style:name="P41" style:family="paragraph" style:parent-style-name="Standard">
      <style:text-properties fo:font-size="18pt" fo:font-weight="bold" officeooo:paragraph-rsid="001e7657" style:font-size-asian="18pt" style:font-weight-asian="bold" style:font-size-complex="18pt" style:font-weight-complex="bold"/>
    </style:style>
    <style:style style:name="P42" style:family="paragraph" style:parent-style-name="Standard" style:master-page-name="Standard">
      <style:paragraph-properties fo:margin-top="1.27cm" fo:margin-bottom="0cm" loext:contextual-spacing="false" fo:line-height="100%" style:page-number="auto" fo:break-before="auto" fo:break-after="auto" style:writing-mode="lr-tb"/>
    </style:style>
    <style:style style:name="P43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officeooo:rsid="00299449" officeooo:paragraph-rsid="00299449" style:font-name-asian="Times New Roman" style:font-style-asian="normal" style:font-weight-asian="normal" style:font-name-complex="Times New Roman" style:font-style-complex="normal" style:font-weight-complex="normal"/>
    </style:style>
    <style:style style:name="P45" style:family="paragraph" style:parent-style-name="Standard">
      <style:paragraph-properties fo:line-height="100%" style:writing-mode="lr-tb"/>
    </style:style>
    <style:style style:name="P46" style:family="paragraph" style:parent-style-name="Standard">
      <style:paragraph-properties fo:line-height="100%" fo:break-before="auto" fo:break-after="auto" style:writing-mode="lr-tb"/>
    </style:style>
    <style:style style:name="P47" style:family="paragraph" style:parent-style-name="Standard">
      <style:paragraph-properties fo:line-height="100%" fo:break-before="auto" fo:break-after="auto" style:writing-mode="lr-tb"/>
      <style:text-properties officeooo:paragraph-rsid="00299449"/>
    </style:style>
    <style:style style:name="P48" style:family="paragraph" style:parent-style-name="Standard">
      <style:paragraph-properties fo:line-height="100%" fo:break-before="auto" fo:break-after="auto" style:writing-mode="lr-tb"/>
      <style:text-properties officeooo:rsid="00299449" officeooo:paragraph-rsid="00299449"/>
    </style:style>
    <style:style style:name="P49" style:family="paragraph" style:parent-style-name="Standard">
      <style:paragraph-properties fo:margin-left="1.746cm" fo:margin-right="0cm" fo:margin-top="0cm" fo:margin-bottom="0cm" loext:contextual-spacing="false" fo:text-indent="0cm" style:auto-text-indent="false">
        <style:tab-stops>
          <style:tab-stop style:position="2.875cm"/>
        </style:tab-stops>
      </style:paragraph-properties>
      <style:text-properties fo:font-size="10pt" fo:font-weight="normal" officeooo:paragraph-rsid="00299449" style:font-size-asian="10pt" style:font-weight-asian="normal" style:font-size-complex="10pt" style:font-weight-complex="normal"/>
    </style:style>
    <style:style style:name="P50" style:family="paragraph" style:parent-style-name="Heading_20_1">
      <style:paragraph-properties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51" style:family="paragraph" style:parent-style-name="Heading_20_1">
      <style:paragraph-properties fo:line-height="100%" style:writing-mode="lr-tb"/>
      <style:text-properties style:font-name="Times New Roman" officeooo:paragraph-rsid="00247fdb" style:font-name-asian="Times New Roman" style:font-name-complex="Times New Roman"/>
    </style:style>
    <style:style style:name="P52" style:family="paragraph" style:parent-style-name="Heading_20_2">
      <style:paragraph-properties fo:line-height="100%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53" style:family="paragraph" style:parent-style-name="Heading_20_2">
      <style:paragraph-properties fo:line-height="100%" fo:break-before="auto" fo:break-after="auto" style:writing-mode="lr-tb"/>
    </style:style>
    <style:style style:name="P54" style:family="paragraph" style:parent-style-name="Heading_20_3">
      <style:paragraph-properties fo:margin-left="0cm" fo:margin-right="0cm" fo:line-height="100%" fo:text-indent="1.27cm" style:auto-text-indent="false" fo:break-before="auto" fo:break-after="auto" style:writing-mode="lr-tb"/>
    </style:style>
    <style:style style:name="T1" style:family="text">
      <style:text-properties fo:color="#000000" style:font-name="Times New Roman1" fo:font-size="10pt" officeooo:rsid="001eeabe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99449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eeabe"/>
    </style:style>
    <style:style style:name="T7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ize-complex="10pt"/>
    </style:style>
    <style:style style:name="T8" style:family="text">
      <style:text-properties officeooo:rsid="00206137"/>
    </style:style>
    <style:style style:name="T9" style:family="text">
      <style:text-properties officeooo:rsid="0022f5bd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size="10pt" fo:font-style="normal" fo:font-weight="normal" officeooo:rsid="00247fdb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24a7f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247fdb"/>
    </style:style>
    <style:style style:name="T14" style:family="text">
      <style:text-properties officeooo:rsid="002994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UFG</text:p>
      <text:p text:style-name="P5"/>
      <text:p text:style-name="P5"/>
      <text:p text:style-name="P5">Sistema de Vendas e Reserva de Ingressos - SVRI</text:p>
      <text:p text:style-name="P5"/>
      <text:p text:style-name="P5"/>
      <text:p text:style-name="P5">Plano de Gerenciamento de Configuração</text:p>
      <text:p text:style-name="P5"/>
      <text:p text:style-name="P10">Versão 5.0</text:p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Versão</text:p>
          </table:table-cell>
          <table:table-cell table:style-name="Table1.A1" office:value-type="string">
            <text:p text:style-name="P16">Descrição</text:p>
          </table:table-cell>
          <table:table-cell table:style-name="Table1.A1" office:value-type="string">
            <text:p text:style-name="P16">Autor</text:p>
          </table:table-cell>
        </table:table-row>
        <table:table-row>
          <table:table-cell table:style-name="Table1.A1" office:value-type="string">
            <text:p text:style-name="P17">04/05/2015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Terminado o Plano de Gerenciamento da Configuração e liberado para a primeira versão.</text:p>
          </table:table-cell>
          <table:table-cell table:style-name="Table1.A1" office:value-type="string">
            <text:p text:style-name="P17">Guilherme Alves</text:p>
          </table:table-cell>
        </table:table-row>
        <table:table-row>
          <table:table-cell table:style-name="Table1.A1" office:value-type="string">
            <text:p text:style-name="P17">25/05/2015</text:p>
          </table:table-cell>
          <table:table-cell table:style-name="Table1.A1" office:value-type="string">
            <text:p text:style-name="P17">2.0</text:p>
          </table:table-cell>
          <table:table-cell table:style-name="Table1.A1" office:value-type="string">
            <text:p text:style-name="P21">Mudanças no plano de projeto e configuração conforme a solicitação #17.</text:p>
          </table:table-cell>
          <table:table-cell table:style-name="Table1.A1" office:value-type="string">
            <text:p text:style-name="P17">Daniel Oliveira</text:p>
          </table:table-cell>
        </table:table-row>
        <table:table-row>
          <table:table-cell table:style-name="Table1.A1" office:value-type="string">
            <text:p text:style-name="P17">26/05/2015</text:p>
          </table:table-cell>
          <table:table-cell table:style-name="Table1.A1" office:value-type="string">
            <text:p text:style-name="P17">3.0</text:p>
          </table:table-cell>
          <table:table-cell table:style-name="Table1.A1" office:value-type="string">
            <text:p text:style-name="P17">Alteração nos métodos de identificação.</text:p>
          </table:table-cell>
          <table:table-cell table:style-name="Table1.A1" office:value-type="string">
            <text:p text:style-name="P17">Guilherme Alves</text:p>
          </table:table-cell>
        </table:table-row>
        <table:table-row>
          <table:table-cell table:style-name="Table1.A1" office:value-type="string">
            <text:p text:style-name="P17">09/06/2015</text:p>
          </table:table-cell>
          <table:table-cell table:style-name="Table1.A1" office:value-type="string">
            <text:p text:style-name="P17">4.0</text:p>
          </table:table-cell>
          <table:table-cell table:style-name="Table1.A1" office:value-type="string">
            <text:p text:style-name="P17">Adequação das baselines #26</text:p>
          </table:table-cell>
          <table:table-cell table:style-name="Table1.A1" office:value-type="string">
            <text:p text:style-name="P17">Guilherme Alves</text:p>
          </table:table-cell>
        </table:table-row>
        <table:table-row>
          <table:table-cell table:style-name="Table1.A1" office:value-type="string">
            <text:p text:style-name="P17">1<text:span text:style-name="T9">7</text:span>/06/2015</text:p>
          </table:table-cell>
          <table:table-cell table:style-name="Table1.A1" office:value-type="string">
            <text:p text:style-name="P17">5.0</text:p>
          </table:table-cell>
          <table:table-cell table:style-name="Table1.A1" office:value-type="string">
            <text:p text:style-name="P17">Adequação do plano de GCS</text:p>
          </table:table-cell>
          <table:table-cell table:style-name="Table1.A1" office:value-type="string">
            <text:p text:style-name="P17">Guilherme Alves</text:p>
          </table:table-cell>
        </table:table-row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15"/>
          </table:table-cell>
        </table:table-row>
      </table:table>
      <text:p text:style-name="P2"/>
      <text:p text:style-name="P3"/>
      <text:p text:style-name="P3"/>
      <text:p text:style-name="P3"/>
      <text:p text:style-name="P3"><text:soft-page-break/></text:p>
      <text:p text:style-name="P3"><text:bookmark text:name="id.gjdgxs"/></text:p>
      <text:p text:style-name="P6">Plano de Gerenciamento de Configuração</text:p>
      <text:p text:style-name="P6"/>
      <text:p text:style-name="P7">Índice</text:p>
      <text:p text:style-name="P33">1.<text:tab/>Introdução<text:tab/></text:p>
      <text:p text:style-name="P34">1.1 Finalidade<text:tab/></text:p>
      <text:p text:style-name="P34">1.2 Escopo<text:tab/></text:p>
      <text:p text:style-name="P34">1.3 Definições, Acrônimos e Abreviações<text:tab/></text:p>
      <text:p text:style-name="P33">2. Gerenciamento de Configuração de Software<text:tab/></text:p>
      <text:p text:style-name="P33">3. O Programa de Gerenciamento de Configuração<text:tab/></text:p>
      <text:p text:style-name="P34">3.1 Identificação da Configuração<text:tab/></text:p>
      <text:p text:style-name="P35">3.1.1 Métodos de Identificação<text:tab/></text:p>
      <text:p text:style-name="P49">3.1.2 Baselines do Projeto<text:tab/><text:line-break/>3.1.<text:span text:style-name="T14">3</text:span> <text:span text:style-name="T14">Itens de configuração do Projeto</text:span></text:p>
      <text:p text:style-name="P34">3.2 Controle de Configuração e Mudança<text:tab/><text:bookmark text:name="_GoBack"/></text:p>
      <text:p text:style-name="P35">3.2.1 Processamento e Aprovação de Solicitações de Mudança<text:tab/></text:p>
      <text:p text:style-name="P35">3.2.2 Comitê de Controle de Mudança (CCB)<text:tab/></text:p>
      <text:p text:style-name="P34">3.3 Estimativa do Status de Configuração<text:tab/></text:p>
      <text:p text:style-name="P35">3.3.1 Processo de Armazenamento de Mídia e Liberação do Projeto<text:tab/></text:p>
      <text:p text:style-name="P35">3.3.2 Relatórios e Auditorias<text:tab/></text:p>
      <text:p text:style-name="P33">4. Marcos</text:p>
      <text:p text:style-name="P41"/>
      <text:p text:style-name="P41"/>
      <text:p text:style-name="P41"/>
      <text:p text:style-name="P41"/>
      <text:p text:style-name="P3"><text:bookmark text:name="id.30j0zll"/></text:p>
      <text:h text:style-name="P50" text:outline-level="10">1. Introdução<text:line-break/><text:line-break/><text:bookmark text:name="id.1fob9te"/></text:h>
      <text:p text:style-name="P11">1.1 Finalidade</text:p>
      <text:p text:style-name="P2"><text:tab/>A finalidade do plano é projetar um padrão a ser utilizado pela equipe para aumentar o controle do produto durante o ciclo de vida do software.</text:p>
      <text:p text:style-name="P2"><text:bookmark text:name="id.3znysh7"/></text:p>
      <text:p text:style-name="P11">1.2 Escopo</text:p>
      <text:p text:style-name="P2"><text:tab/>Este documento define o plano de gerenciamento de configuração para atuar no sistema SVRI – Sistema de Vendas e Reservas de Ingressos, que faz parte do projeto integrador das disciplinas de quinto período do curso de Engenharia de Software, da Universidade Federal de Goiás.</text:p>
      <text:p text:style-name="P2">Este documento contém um detalhamento dos recursos utilizados de ferramentas e pessoas que atuam no projeto, bem como suas responsabilidades sobre a configuração.</text:p>
      <text:p text:style-name="P2"/>
      <text:p text:style-name="P2"/>
      <text:p text:style-name="P37"/>
      <text:p text:style-name="P37"><text:soft-page-break/></text:p>
      <text:p text:style-name="P37"/>
      <text:p text:style-name="P37"/>
      <text:p text:style-name="P37"><text:bookmark text:name="id.2et92p0"/></text:p>
      <text:p text:style-name="P11">1.3 Definições, Acrônimos e Abreviações</text:p>
      <text:p text:style-name="P12"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Termo</text:p>
          </table:table-cell>
          <table:table-cell table:style-name="Table2.A1" office:value-type="string">
            <text:p text:style-name="P18">Descrição</text:p>
          </table:table-cell>
        </table:table-row>
        <table:table-row>
          <table:table-cell table:style-name="Table2.A2" office:value-type="string">
            <text:p text:style-name="P20">SVRI</text:p>
          </table:table-cell>
          <table:table-cell table:style-name="Table2.B2" office:value-type="string">
            <text:p text:style-name="P20">Sistema de Vendas e Reserva de Ingressos</text:p>
          </table:table-cell>
        </table:table-row>
        <table:table-row>
          <table:table-cell table:style-name="Table2.A3" office:value-type="string">
            <text:p text:style-name="P20">EAP</text:p>
          </table:table-cell>
          <table:table-cell table:style-name="Table2.B3" office:value-type="string">
            <text:p text:style-name="P20">Estrutura Analítica de Projeto</text:p>
          </table:table-cell>
        </table:table-row>
        <table:table-row>
          <table:table-cell table:style-name="Table2.A4" office:value-type="string">
            <text:p text:style-name="P20">Baseline</text:p>
          </table:table-cell>
          <table:table-cell table:style-name="Table2.B4" office:value-type="string">
            <text:p text:style-name="P20">Conjunto de artefatos aprovados agrupados em uma determinada versão em um determinado instante de tempo</text:p>
          </table:table-cell>
        </table:table-row>
        <table:table-row>
          <table:table-cell table:style-name="Table2.A5" office:value-type="string">
            <text:p text:style-name="P20">Release</text:p>
          </table:table-cell>
          <table:table-cell table:style-name="Table2.B5" office:value-type="string">
            <text:p text:style-name="P20">Lançamento de uma versão executável do sistema, contendo um conjunto de funcionalidades</text:p>
          </table:table-cell>
        </table:table-row>
        <table:table-row>
          <table:table-cell table:style-name="Table2.A6" office:value-type="string">
            <text:p text:style-name="P20">GC</text:p>
          </table:table-cell>
          <table:table-cell table:style-name="Table2.B6" office:value-type="string">
            <text:p text:style-name="P20">Gerência de Configuração</text:p>
          </table:table-cell>
        </table:table-row>
      </table:table>
      <text:p text:style-name="P25"/>
      <text:p text:style-name="P25"/>
      <text:p text:style-name="P13">2. Ferramentas, Ambiente e Infra-estrutura de Configuração de Software.</text:p>
      <text:p text:style-name="P38"/>
      <text:p text:style-name="P14"><text:span text:style-name="T13">2</text:span>.<text:span text:style-name="T13">1</text:span> <text:span text:style-name="T13">Ferramentas utilizadas</text:span></text:p>
      <text:p text:style-name="P2"><text:tab/>As ferramentas, responsabilidades, ambiente e infra-estrutura utilizados no projeto são: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Ferramenta</text:p>
          </table:table-cell>
          <table:table-cell table:style-name="Table3.A1" office:value-type="string">
            <text:p text:style-name="P19">Versão</text:p>
          </table:table-cell>
        </table:table-row>
        <table:table-row>
          <table:table-cell table:style-name="Table3.A2" office:value-type="string">
            <text:p text:style-name="P21">Eclipse</text:p>
          </table:table-cell>
          <table:table-cell table:style-name="Table3.B2" office:value-type="string">
            <text:p text:style-name="P21">Luna 4.4.2, versão JavaEE Developers</text:p>
          </table:table-cell>
        </table:table-row>
        <table:table-row>
          <table:table-cell table:style-name="Table3.A3" office:value-type="string">
            <text:p text:style-name="P21">Java</text:p>
          </table:table-cell>
          <table:table-cell table:style-name="Table3.B3" office:value-type="string">
            <text:p text:style-name="P21">SDK 8.0</text:p>
          </table:table-cell>
        </table:table-row>
        <table:table-row>
          <table:table-cell table:style-name="Table3.A4" office:value-type="string">
            <text:p text:style-name="P21">Apache Tomcat</text:p>
          </table:table-cell>
          <table:table-cell table:style-name="Table3.B4" office:value-type="string">
            <text:p text:style-name="P21">8.0.21</text:p>
          </table:table-cell>
        </table:table-row>
        <table:table-row>
          <table:table-cell table:style-name="Table3.A5" office:value-type="string">
            <text:p text:style-name="P21">LibreOffice</text:p>
          </table:table-cell>
          <table:table-cell table:style-name="Table3.B5" office:value-type="string">
            <text:p text:style-name="P21">4.0.3.3</text:p>
          </table:table-cell>
        </table:table-row>
        <table:table-row>
          <table:table-cell table:style-name="Table3.A6" office:value-type="string">
            <text:p text:style-name="P21">Git</text:p>
          </table:table-cell>
          <table:table-cell table:style-name="Table3.B6" office:value-type="string">
            <text:p text:style-name="P21">1.8.4</text:p>
          </table:table-cell>
        </table:table-row>
        <table:table-row>
          <table:table-cell table:style-name="Table3.A7" office:value-type="string">
            <text:p text:style-name="P21">Astah Community</text:p>
          </table:table-cell>
          <table:table-cell table:style-name="Table3.B7" office:value-type="string">
            <text:p text:style-name="P21">6.9.0</text:p>
          </table:table-cell>
        </table:table-row>
        <table:table-row>
          <table:table-cell table:style-name="Table3.A8" office:value-type="string">
            <text:p text:style-name="P21">OpenOffice</text:p>
          </table:table-cell>
          <table:table-cell table:style-name="Table3.B8" office:value-type="string">
            <text:p text:style-name="P21">4.1.1</text:p>
          </table:table-cell>
        </table:table-row>
      </table:table>
      <text:p text:style-name="P26"/>
      <text:p text:style-name="P27">As ferramentas que não estão referenciadas neste documento são as utilizadas por via Web, portanto a sua versão utilizada sempre será a última disponível, como é o caso do Google Drive e Google Docs.</text:p>
      <text:p text:style-name="P26"/>
      <text:p text:style-name="P24"><text:span text:style-name="T13">2</text:span>.<text:span text:style-name="T13">2</text:span> <text:span text:style-name="T13">Requisitos de sistema</text:span></text:p>
      <text:p text:style-name="P22"><text:span text:style-name="T10"><text:tab/></text:span><text:span text:style-name="T11">Para a execução das ferramentas de desenvolvimento, recomenda s</text:span><text:span text:style-name="T12">e</text:span><text:span text:style-name="T11">:<text:line-break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RAM</text:p>
          </table:table-cell>
          <table:table-cell table:style-name="Tabela1.B1" office:value-type="string">
            <text:p text:style-name="P39">2gb ou superior.</text:p>
          </table:table-cell>
        </table:table-row>
        <table:table-row>
          <table:table-cell table:style-name="Tabela1.A2" office:value-type="string">
            <text:p text:style-name="P39">Armazenamento</text:p>
          </table:table-cell>
          <table:table-cell table:style-name="Tabela1.B2" office:value-type="string">
            <text:p text:style-name="P39">2gb livre.</text:p>
          </table:table-cell>
        </table:table-row>
        <table:table-row>
          <table:table-cell table:style-name="Tabela1.A2" office:value-type="string">
            <text:p text:style-name="P40">Sistema <text:soft-page-break/>Operacional</text:p>
          </table:table-cell>
          <table:table-cell table:style-name="Tabela1.B2" office:value-type="string">
            <text:p text:style-name="P40">Windows 7 ou superior, Linux.</text:p>
          </table:table-cell>
        </table:table-row>
        <table:table-row table:style-name="Tabela1.4">
          <table:table-cell table:style-name="Tabela1.A2" office:value-type="string">
            <text:p text:style-name="P40">Processador</text:p>
          </table:table-cell>
          <table:table-cell table:style-name="Tabela1.B2" office:value-type="string">
            <text:p text:style-name="P40">x86 multicore.</text:p>
          </table:table-cell>
        </table:table-row>
      </table:table>
      <text:p text:style-name="P23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h text:style-name="P51" text:outline-level="10"/>
      <text:h text:style-name="P51" text:outline-level="10">3. O Programa de Gerenciamento de Configuração</text:h>
      <text:p text:style-name="P2"><text:bookmark text:name="id.3dy6vkm"/></text:p>
      <text:p text:style-name="P11">3.1 Identificação da Configuração</text:p>
      <text:p text:style-name="P2"><text:bookmark text:name="id.1t3h5sf"/></text:p>
      <text:p text:style-name="P11">3.1.1 Métodos de Identificação</text:p>
      <text:p text:style-name="P2"><text:tab/>Todos os artefatos versionados contidos no repositório de gerência de configuração serão nomeados da seguinte maneira: &lt;nome do artefato&gt; &lt;versão&gt;.&lt;extensão&gt;</text:p>
      <text:p text:style-name="P2">Por exemplo, a primeira versão de um documento de plano de projeto ficaria como “plano-de-projeto.doc”, sem as aspas. As exceções serão no caso de código fonte, onde apenas o executável do software como um todo teria uma identificação de versão no nome, seguindo o modelo estabelecido.</text:p>
      <text:p text:style-name="P2">A versão contida no título deve corresponder a versão determinada dentro do artefato (caso possua um campo de versão).</text:p>
      <text:p text:style-name="P2"><text:bookmark text:name="id.4d34og8"/></text:p>
      <text:p text:style-name="P2"><text:span text:style-name="T2">3.1.2 Baselines do Projeto</text:span><text:span text:style-name="T4"><text:tab/></text:span></text:p>
      <text:p text:style-name="P2"><text:tab/>Haverá uma baseline inicial de projeto contendo a Especificação de Objetivos e Requisitos aprovada para o projeto. As demais baselines ocorrerão ao final de cada sprint. Os Itens de Configuração que serão lançados no final de cada sprint seguindo o cronograma do Plano de Projeto estarão especificados no documento EAP que está contido no Plano de Projeto, incluindo executáveis do software relacionado. </text:p>
      <text:p text:style-name="P37"/>
      <text:p text:style-name="P47"><text:span text:style-name="T2">3.1.</text:span><text:span text:style-name="T3">3</text:span><text:span text:style-name="T2"> </text:span><text:span text:style-name="T3">Itens de Configuração</text:span><text:span text:style-name="T2"> do Projeto</text:span><text:span text:style-name="T4"><text:tab/></text:span></text:p>
      <text:p text:style-name="P48">Os itens de configuração estarão dentro das pastas da seguinte forma:</text:p>
      <text:p text:style-name="P2"/>
      <text:p text:style-name="P36">Plano de Gerenciamento de Configuração - 1.02-Gerência de Projeto de Software;</text:p>
      <text:p text:style-name="P36">Plano de Manutenção - 1.02-Gerência de Projeto de Software;</text:p>
      <text:p text:style-name="P36">Plano de Comunicação - 1.02-Gerência de Projeto de Software;</text:p>
      <text:p text:style-name="P36">Plano de Projeto - 1.02-Gerência de Projeto de Software;</text:p>
      <text:p text:style-name="P36">Plano de Manutenção SVRI - 1.03-Manutenção de Software;</text:p>
      <text:p text:style-name="P36">Plano de Qualidade - 1.04 - Qualidade de Software ;</text:p>
      <text:p text:style-name="P36">Plano de Verificação e Validação – 1.05 - Verificação e Validação;</text:p>
      <text:p text:style-name="P36">Relatório de Verificação e Validação – 1.05 – Verificação e Validação;</text:p>
      <text:p text:style-name="P36">Rotina de Teste Manual do Código Fonte – 1.05 – Verificação e Validação;</text:p>
      <text:p text:style-name="P36">Documento de EOR – SVRI – 2.01-Requisitos;</text:p>
      <text:p text:style-name="P36">Documento de Arquitetura de Software -2.02.01 – Arquitetura de Software;</text:p>
      <text:p text:style-name="P36">Diagrama de Classe – 2.02.02 – Design Detalhado.</text:p>
      <text:p text:style-name="P28"><text:soft-page-break/></text:p>
      <text:p text:style-name="P2"/>
      <text:p text:style-name="P2"><text:bookmark text:name="kix.x4wmcs4b2n7r"/></text:p>
      <text:h text:style-name="P52" text:outline-level="10">3.2 Controle de Configuração e Mudança</text:h>
      <text:p text:style-name="P2"><text:bookmark text:name="kix.bxezscbdeixo"/></text:p>
      <text:p text:style-name="P11">3.2.1 Processamento e Aprovação de Solicitações de Mudança</text:p>
      <text:p text:style-name="P2"><text:tab/>O processo de Configuração e Mudança será feito de acordo com o definido no Processo de Manutenção.</text:p>
      <text:h text:style-name="P54" text:outline-level="10"><text:bookmark text:name="kix.1k7naaphlwv3"/><text:bookmark text:name="h.nktnwariuppx"/></text:h>
      <text:p text:style-name="P11">3.2.2 Comitê de Controle de Mudança (CCB)</text:p>
      <text:p text:style-name="P2"><text:tab/>O comitê será formado segund3.2 Controle de Configuração e Mudançao o Processo de Manutenção, sendo que o comitê de cada mudança será formado pelos interessados que são afetados por essa mudança.</text:p>
      <text:p text:style-name="P28"/>
      <text:p text:style-name="P28"/>
      <text:h text:style-name="P52" text:outline-level="10">3.3 Estimativa do Status de Configuração</text:h>
      <text:h text:style-name="P53" text:outline-level="10"><text:bookmark text:name="id.2s8eyo1"/></text:h>
      <text:p text:style-name="P11">3.3.1 Processo de Armazenamento de Mídia e Liberação do Projeto</text:p>
      <text:p text:style-name="P11"/>
      <text:p text:style-name="P2"><text:tab/>O Projeto e seus backups serão mantidos nos repositórios do GitHub e armazenados em disco rígido do gerente de configuração no final de cada baseline.</text:p>
      <text:p text:style-name="P4">Os Itens de Configuração estarão organizados na pasta trunk segundo a hierar<text:span text:style-name="T8">q?</text:span>quia de pastas abaixo:</text:p>
      <text:p text:style-name="P29"/>
      <text:p text:style-name="P29">1-Gerência</text:p>
      <text:p text:style-name="P29"><text:tab/>1.01-Cronograma e Atas de Reunião</text:p>
      <text:p text:style-name="P29"><text:tab/>1.02-Gerência de Projeto de Sofware</text:p>
      <text:p text:style-name="P29"><text:tab/><text:tab/>1.02.01-Scrum</text:p>
      <text:p text:style-name="P29"><text:tab/><text:tab/>1.02.02-PMBOK</text:p>
      <text:p text:style-name="P29"><text:tab/>1.03-Manutenção de Software</text:p>
      <text:p text:style-name="P31"><text:tab/><text:tab/><text:span text:style-name="T1">1.03.1-</text:span><text:span text:style-name="T7">Análises de Impacto</text:span></text:p>
      <text:p text:style-name="P32"><text:span text:style-name="T5"><text:tab/><text:tab/></text:span><text:span text:style-name="T6">1.03.2-</text:span><text:span text:style-name="T5">Solicitações de Mudança</text:span></text:p>
      <text:p text:style-name="P32"><text:span text:style-name="T5"><text:tab/><text:tab/></text:span><text:span text:style-name="T6">1.03.3-</text:span><text:span text:style-name="T5">Documentos de Falha e Anomalias</text:span></text:p>
      <text:p text:style-name="P29"><text:tab/>1.04-Qualidade de Software</text:p>
      <text:p text:style-name="P29"><text:tab/>1.05-Verificação e Validação</text:p>
      <text:p text:style-name="P29">2-Projeto</text:p>
      <text:p text:style-name="P29"><text:tab/>2.01-Requisitos</text:p>
      <text:p text:style-name="P29"><text:tab/>2.02-Design</text:p>
      <text:p text:style-name="P29"><text:tab/><text:tab/>2.02.01-Arquitetura de Software</text:p>
      <text:p text:style-name="P29"><text:tab/><text:tab/>2.02.02-Design Detalhado</text:p>
      <text:p text:style-name="P29"><text:tab/>2.03-Código-Fonte</text:p>
      <text:p text:style-name="P29"><text:tab/>2.04-Implantação</text:p>
      <text:p text:style-name="P29">3-Diversos</text:p>
      <text:p text:style-name="P29"><text:tab/>3.01-Bibliografia</text:p>
      <text:p text:style-name="P30"><text:tab/>3.02-Apresentações</text:p>
      <text:p text:style-name="P30"/>
      <text:p text:style-name="P11">3.3.2 Relatórios e Auditorias</text:p>
      <text:p text:style-name="P2"><text:tab/>As auditorias de Configuração se <text:s/>encontram no diretório 1.02.</text:p>
      <text:p text:style-name="P2">Os relatórios de qualidade serão feitas pela garantia de qualidade, e se encontram no diretório 1.04 </text:p>
      <text:p text:style-name="P2"/>
      <text:h text:style-name="P53" text:outline-level="10"><text:bookmark text:name="id.lnxbz9"/><text:soft-page-break/></text:h>
      <text:h text:style-name="P50" text:outline-level="10">4. Marcos</text:h>
      <text:p text:style-name="P2"><text:tab/>Os marcos do projeto estão descritos na seção 4.2 do plano de projeto. O plano de GCS deve ser atualizado antes do início do próximo sprint do projeto.</text:p>
      <text:p text:style-name="P2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Heading_20_4" style:display-name="Heading 4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class="text">
      <style:paragraph-properties fo:margin-left="5.08cm" fo:margin-right="0cm" fo:margin-top="0.423cm" fo:margin-bottom="0.106cm" loext:contextual-spacing="false" fo:line-height="100%" fo:keep-together="always" fo:text-indent="0cm" style:auto-text-indent="false" fo:break-before="auto" fo:break-after="auto" fo:keep-with-next="always" style:writing-mode="lr-tb"/>
      <style:text-properties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left="5.08cm" fo:margin-right="0cm" fo:margin-top="0.423cm" fo:margin-bottom="0.106cm" loext:contextual-spacing="false" fo:line-height="100%" fo:keep-together="always" fo:text-indent="0cm" style:auto-text-indent="false" fo:break-before="auto" fo:break-after="auto" fo:keep-with-next="always" style:writing-mode="lr-tb"/>
      <style:text-properties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1.27cm" loext:contextual-spacing="false" fo:line-height="100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7</meta:editing-cycles>
    <dc:date>2015-06-25T16:09:03.896000000</dc:date>
    <meta:editing-duration>PT1H2M9S</meta:editing-duration>
    <meta:document-statistic meta:table-count="4" meta:image-count="0" meta:object-count="0" meta:page-count="6" meta:paragraph-count="155" meta:word-count="952" meta:character-count="6438" meta:non-whitespace-character-count="5566"/>
  </office:meta>
</office:document-meta>
</file>